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19.12.12 13:07   |   </text:span><text:a xlink:type="simple" xlink:href="http://palinfo.habago.org/Entry?Command=Information_PrintForum&amp;iPage=1#FORUM38223"><text:span text:style-name="T2">#</text:span></text:a></text:p>
      <text:p text:style-name="P2"><text:span text:style-name="T1">卡韓政變 (202)：比賽原則是一切比賽的根本</text:span><text:span text:style-name="T3"><text:line-break/><text:line-break/></text:span><text:span text:style-name="T1">陳真 2019.12. 12.</text:span><text:span text:style-name="T3"><text:line-break/><text:line-break/><text:line-break/></text:span><text:span text:style-name="T1">懇請各位看底下這段視頻，如果你很忙，那就從頭看到26分鐘處。前半段(0-26分鐘) 講的是網軍，後半段(26-55分鐘)講的是勝負。</text:span><text:span text:style-name="T3"><text:line-break/><text:line-break/></text:span><text:span text:style-name="T1">https://bit.ly/36p94Fh</text:span><text:span text:style-name="T3"><text:line-break/><text:line-break/></text:span><text:span text:style-name="T1">韓國瑜是否當選，至關重要。重要到什麼程度呢？重要到它很可能影響了台灣在中美鬥爭之間的命運。但是，究竟會更好或更壞，我不敢說。</text:span><text:span text:style-name="T3"><text:line-break/><text:line-break/></text:span><text:span text:style-name="T1">為何不敢說呢？因為我不相信美國會放過台灣，我不認為美國會讓韓順利好好執政，我甚至不敢確定韓若當選，政權可以和平轉移。我更加不相信人渣黨會給韓國瑜一天的太平日，肯定又是每天興風作浪，每天鬧，每天造謠抹黑，儘一切可能製造動亂。</text:span><text:span text:style-name="T3"><text:line-break/><text:line-break/></text:span><text:span text:style-name="T1">也就是說，韓若當選，未來將充滿更多不確定性。問題是，倘若姓蔡的當選，後果卻可預料：人渣歹徒們將持續掏空台灣，加倍的貪腐，更加肆無忌憚地充當美國走狗，讓台灣充份發揮「人肉炸彈」的攻擊角色，在兩岸之間製造衝突，乃至引來戰禍。</text:span><text:span text:style-name="T3"><text:line-break/><text:line-break/></text:span><text:span text:style-name="T1">勝負很重要，但我最為關切的並非選舉勝負「本身」，而是關切人類一切競賽勝負的基本原則。</text:span><text:span text:style-name="T3"><text:line-break/><text:line-break/></text:span><text:span text:style-name="T1">對我來說，這場選舉，打從第一秒鐘起，結果就已確定，那就是姓蔡的根本不具備「參賽者」資格。比方說一場拳賽，其中一方不但攜帶暗器、手槍、放毒、射飛鏢，奧步百出，而且一百個打一個，無所不用其極。這時候，難道你還認為這樣一個人渣具有參賽資格？難道你還認為這是一場「比賽」？難道這裏頭還有所謂「勝負」的真實意義可言？這樣一個候選人，應該立即撤銷資格，並且繩之以法才對。哪還有什麼參賽資格？</text:span><text:span text:style-name="T3"><text:line-break/><text:line-break/></text:span><text:span text:style-name="T1">我知道這樣一種是非價值的基本原則不可能在這島上實現。因此，退而求其次，我只能訴諸所謂選民，難道你真的可以完全無視於任何惡行？完全不在乎手段的基本正當性？完全不在乎任何一種比賽應有的基本原則？</text:span><text:span text:style-name="T3"><text:line-break/><text:line-break/></text:span><text:span text:style-name="T1">比方說，人渣黨長年以來用納稅人的錢和各種公眾資源與利益，收買無數網軍與幾乎所有媒體，每天造謠抹黑，自導自演，栽贓嫁禍，無所不用其極。對此你真的覺得無所謂？這不是一年兩年哦，更不是個案，而是幾十年來每天不斷使用這類骯髒手段來搞政治，不擇手段，無日無之，藉以掠奪個人權位與暴利。如果這樣你都能受得了，那你若非腦殘，就是良心被狗吃了。</text:span><text:span text:style-name="T3"><text:line-break/><text:line-break/></text:span><text:span text:style-name="T1">還好，我知道正常人還是很多，他們充滿義憤。我每天接觸許多人，相較於所謂知識菁英或權貴階級或年輕的腦殘一代，這些人善良、單純多了。退一萬步來講，回到所謂選舉勝負本身，我實在看不出來韓國瑜憑什麼會輸？周遭幾乎絕大部份人都是挺韓的，而且大多非常熱情。</text:span><text:span text:style-name="T3"><text:line-break/><text:line-break/></text:span><text:span text:style-name="T1">更令我訝異的是，其中很多人過去長期挺綠，或是過去根本從來不曾出來投票，對選舉很冷漠。我認識一個韓粉就是這樣，一個三十多歲的女生，事業有成，竟然放下工作，從台北跑回高雄老家，出錢出力，積極幫韓國瑜助選。</text:span><text:span text:style-name="T3"><text:line-break/><text:line-break/></text:span><text:span text:style-name="T1">這樣的例子太多太多，而且很多是那種你不管怎麼看都不是對政治有興趣的人，但這回卻成為非常熱情的韓粉，充滿義憤。</text:span><text:span text:style-name="T3"><text:line-break/><text:line-break/></text:span><text:span text:style-name="T1">也許你會說因為我挺韓，自然也就會吸引韓粉。這完全錯誤。在生活中及工作上，根本沒有人知道我是誰，基本上我也不跟人談政治。因此，我的經驗應該是很中性的。我看到、聽到的，大多挺韓。</text:span><text:span text:style-name="T3"><text:line-break/><text:line-break/></text:span><text:span text:style-name="T1">比方說，前一陣子去幫小孩做「姓名貼」，跑去一家照相館，看到老闆娘一家人對著電視上的韓國瑜歡呼。我推門進去，她們趕緊關掉電視，好像很怕我發現。</text:span><text:span text:style-name="T3"><text:line-break/><text:line-break/></text:span><text:span text:style-name="T1">我還認識一些地方社團的負責人或是某些公司的員工或幹部，他們也根本都不知道我反綠挺韓，但從他們的言行中，我就能知道原來他們的社團或公司，一面倒挺韓。迄今，除了綠油油的校園之外，生活中我還不曾見過一個英粉。</text:span><text:span text:style-name="T3"><text:line-break/><text:line-break/></text:span><text:span text:style-name="T1">我並不是要說韓國瑜一定會贏。他會贏或輸，我毫無概念，也不做預測，因為變數太多，千萬別小看人渣黨，後面不知道還會有多少你事先根本想不到的奧步。就比方說誰會想到去年台北市長選舉，居然可以一面開票一面投票，一直投票到晚上十點還在投。你事先能想到這個下流賤招嗎？</text:span><text:span text:style-name="T3"><text:line-break/><text:line-break/></text:span><text:span text:style-name="T1">至於做票風險，那就更不用說了。你要知道中選會掌握在一個什麼樣的人手裏。你要知道為什麼人渣黨面對各方反對非得把李進勇那樣一個人安排在中選會當領導。你不可能期待這個選務機關會有絲毫公正行事的基本行政原則，你更不可能期待這個詐騙黨會把什麼誠信正直當一回事，你只能想辦法盡量去監票，盡量防止各種作弊機會。</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